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38.75" calcext:value-type="float">
            <text:p>38,8</text:p>
          </table:table-cell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178.25" calcext:value-type="float">
            <text:p>178,3</text:p>
          </table:table-cell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79255319148936" calcext:value-type="float">
            <text:p>3,8</text:p>
          </table:table-cell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76" calcext:value-type="float">
            <text:p>76</text:p>
          </table:table-cell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3" calcext:value-type="float">
            <text:p>43</text:p>
          </table:table-cell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 table:number-rows-repeated="10484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2T21:26:35.665000000</dc:date>
    <meta:editing-duration>PT9H38M39S</meta:editing-duration>
    <meta:editing-cycles>98</meta:editing-cycles>
    <meta:generator>LibreOffice/7.4.3.2$Windows_X86_64 LibreOffice_project/1048a8393ae2eeec98dff31b5c133c5f1d08b890</meta:generator>
    <meta:document-statistic meta:table-count="1" meta:cell-count="484" meta:object-count="0"/>
  </office:meta>
</office:document-meta>
</file>